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list-style-name="L1"/>
    <style:style style:name="P3" style:family="paragraph" style:parent-style-name="Standard" style:list-style-name="L1">
      <style:paragraph-properties fo:margin-left="0cm" fo:margin-right="0cm" fo:text-indent="-0.635cm" style:auto-text-inden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Extjs</text:p>
      <text:p text:style-name="P1"/>
      <text:p text:style-name="Standard">Extjs est un framework javascript intégrant de nombreux pluging et UI widget. Il est centré sur le développement d'application bureautique et garanti la compatibilité de son framework sur les différents navigateur internet. Le développement sous Extjs impose une architecture Mvc.</text:p>
      <text:p text:style-name="Standard"/>
      <text:list xml:id="list945758660" text:style-name="L1">
        <text:list-item>
          <text:p text:style-name="P2">Architecture Application (Mvc)</text:p>
        </text:list-item>
      </text:list>
      <text:p text:style-name="Standard"/>
      <text:list xml:id="list1056796654" text:continue-numbering="true" text:style-name="L1">
        <text:list-item>
          <text:p text:style-name="P2">Extj direct </text:p>
          <text:p text:style-name="P3">implemente un ensemble de méthode pour la communication client-serveur.</text:p>
        </text:list-item>
      </text:list>
      <text:p text:style-name="Standard"/>
      <text:p text:style-name="Standard"/>
      <text:p text:style-name="P1">Mootools</text:p>
      <text:p text:style-name="P1"/>
      <text:p text:style-name="P1"/>
      <text:p text:style-name="P1">Doj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k </meta:initial-creator>
    <meta:creation-date>2013-02-10T10:16:44</meta:creation-date>
    <dc:date>2013-02-10T12:11:43</dc:date>
    <dc:creator>franck </dc:creator>
    <meta:editing-duration>PT1H42M16S</meta:editing-duration>
    <meta:editing-cycles>4</meta:editing-cycles>
    <meta:generator>LibreOffice/3.5$Linux_x86 LibreOffice_project/350m1$Build-2</meta:generator>
    <meta:document-statistic meta:table-count="0" meta:image-count="0" meta:object-count="0" meta:page-count="1" meta:paragraph-count="7" meta:word-count="58" meta:character-count="400" meta:non-whitespace-character-count="361"/>
  </office:meta>
</office:document-meta>
</file>